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97d12" officeooo:paragraph-rsid="00097d1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7d12" officeooo:paragraph-rsid="00097d1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097d12" officeooo:paragraph-rsid="00097d1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97d12" officeooo:paragraph-rsid="00097d1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7d12" officeooo:paragraph-rsid="00097d1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97d12" officeooo:paragraph-rsid="000b3c1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b3c1b" officeooo:paragraph-rsid="000b3c1b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0b3c1b" style:font-name-asian="Liberation Serif1" style:font-name-complex="Liberation Serif1"/>
    </style:style>
    <style:style style:name="T9" style:family="text">
      <style:text-properties style:font-name="Liberation Serif1" officeooo:rsid="00097d12" style:font-name-asian="Liberation Serif1" style:font-name-complex="Liberation Serif1"/>
    </style:style>
    <style:style style:name="T10" style:family="text">
      <style:text-properties style:font-name="Liberation Serif" style:font-name-asian="Droid Sans Fallback" style:font-name-complex="FreeSans"/>
    </style:style>
    <style:style style:name="T11" style:family="text">
      <style:text-properties officeooo:rsid="000b3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AL DEPENDENCIES</text:p>
      <text:p text:style-name="P1"/>
      <text:p text:style-name="P3">1. <text:span text:style-name="T6">Customer_Detail</text:span> {<text:span text:style-name="T1">ac_no, </text:span><text:span text:style-name="T3">name, phone_no, address}</text:span></text:p>
      <text:p text:style-name="P3"><text:span text:style-name="T3">2. </text:span><text:span text:style-name="T4">Order_Detail </text:span><text:span text:style-name="T5">{</text:span><text:span text:style-name="T2">o_id,</text:span><text:span text:style-name="T5"> o_date, ac_no}</text:span></text:p>
      <text:p text:style-name="P3"><text:span text:style-name="T5">3. </text:span><text:span text:style-name="T4">Item_Detail </text:span><text:span text:style-name="T5">{</text:span><text:span text:style-name="T2">i_id,</text:span><text:span text:style-name="T5"> item_name, specification}</text:span></text:p>
      <text:p text:style-name="P3"><text:span text:style-name="T5">4. </text:span><text:span text:style-name="T4">Item </text:span><text:span text:style-name="T5">{</text:span><text:span text:style-name="T2">i_id,</text:span><text:span text:style-name="T5"> </text:span><text:span text:style-name="T2">o_id, </text:span><text:span text:style-name="T5">qty, qty_in_no, additonal_charge, rate, comment_for_additonal_charge}</text:span></text:p>
      <text:p text:style-name="P3"><text:span text:style-name="T5">5. </text:span><text:span text:style-name="T4">Delivery</text:span><text:span text:style-name="T5"> {</text:span><text:span text:style-name="T2">delivery_date,</text:span><text:span text:style-name="T5"> </text:span><text:span text:style-name="T2">o_id,</text:span><text:span text:style-name="T5"> </text:span><text:span text:style-name="T2">i_id,</text:span><text:span text:style-name="T5"> </text:span><text:span text:style-name="T2">delivery_seq_of_day,</text:span><text:span text:style-name="T5"> qty, qty_in_no}</text:span></text:p>
      <text:p text:style-name="P3"><text:span text:style-name="T5">6. </text:span><text:span text:style-name="T4">Transportation </text:span><text:span text:style-name="T5">{</text:span><text:span text:style-name="T2">delivery_date</text:span><text:span text:style-name="T5">, </text:span><text:span text:style-name="T2">delivery_seq_of_day,</text:span><text:span text:style-name="T5"> </text:span><text:span text:style-name="T2">o_id,</text:span><text:span text:style-name="T5"> transportation_charge, destination_address}</text:span></text:p>
      <text:p text:style-name="P3"><text:span text:style-name="T5">7. </text:span><text:span text:style-name="T4">Advance </text:span><text:span text:style-name="T5">{</text:span><text:span text:style-name="T2">date_of_payment,</text:span><text:span text:style-name="T5"> </text:span><text:span text:style-name="T2">payment_seq_of_day,</text:span><text:span text:style-name="T5"> ac_no, amount, comment}</text:span></text:p>
      <text:p text:style-name="P3"/>
      <text:p text:style-name="P4"><text:span text:style-name="T3">FD's</text:span></text:p>
      <text:p text:style-name="P5"/>
      <text:p text:style-name="P5">(a) ac_no<text:span text:style-name="T7">→</text:span><text:span text:style-name="T10">{name, phone_no, address}</text:span></text:p>
      <text:p text:style-name="P5"/>
      <text:p text:style-name="P5"><text:span text:style-name="T10">(b) o_id</text:span><text:span text:style-name="T7">→</text:span><text:span text:style-name="T10">{o_date, ac_no}</text:span></text:p>
      <text:p text:style-name="P5"/>
      <text:p text:style-name="P5"><text:span text:style-name="T10">(c) {i_id, o_id}</text:span><text:span text:style-name="T7">→{qty, qty_in_no, additional_charge, rate, <text:s text:c="9"/><text:tab/>comment_for_additional_charge}</text:span></text:p>
      <text:p text:style-name="P5"/>
      <text:p text:style-name="P5"><text:span text:style-name="T7">(d) {delivery_date, o_id, i_id, delivery_seq_of_day}→{qty, qty_in_no}</text:span></text:p>
      <text:p text:style-name="P5"/>
      <text:p text:style-name="P6">(e) <text:span text:style-name="T11">{delivery_seq_of_day, delivery_date, o_id}</text:span><text:span text:style-name="T7">→</text:span><text:span text:style-name="T8">{transportation_charge, destination_address}</text:span></text:p>
      <text:p text:style-name="P6"/>
      <text:p text:style-name="P7"><text:span text:style-name="T7">(</text:span><text:span text:style-name="T8">f</text:span><text:span text:style-name="T7">) {ac_no, date_of_payment, payment_seq_of_day}</text:span><text:span text:style-name="T9">→</text:span><text:span text:style-name="T7">{amount, comment}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3:03:40.382811407</meta:creation-date>
    <dc:date>2015-04-06T13:29:33.512978952</dc:date>
    <meta:editing-duration>PT7M42S</meta:editing-duration>
    <meta:editing-cycles>1</meta:editing-cycles>
    <meta:document-statistic meta:table-count="0" meta:image-count="0" meta:object-count="0" meta:page-count="1" meta:paragraph-count="15" meta:word-count="80" meta:character-count="888" meta:non-whitespace-character-count="813"/>
    <meta:generator>LibreOffice/4.2.8.2$Linux_X86_64 LibreOffice_project/420m0$Build-2</meta:generator>
  </office:meta>
</office:document-meta>
</file>